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officeooo:rsid="0012c6f5" officeooo:paragraph-rsid="0012c6f5" style:font-size-asian="17.5pt" style:font-size-complex="20pt"/>
    </style:style>
    <style:style style:name="P2" style:family="paragraph" style:parent-style-name="Standard">
      <style:paragraph-properties fo:text-align="start" style:justify-single-word="false"/>
      <style:text-properties fo:font-size="20pt" officeooo:rsid="0012c6f5" officeooo:paragraph-rsid="0012c6f5" style:font-size-asian="17.5pt" style:font-size-complex="20pt"/>
    </style:style>
    <style:style style:name="P3" style:family="paragraph" style:parent-style-name="Standard">
      <style:paragraph-properties fo:text-align="center" style:justify-single-word="false"/>
      <style:text-properties fo:font-size="15pt" officeooo:rsid="0012c6f5" officeooo:paragraph-rsid="0012c6f5" style:font-size-asian="13.1000003814697pt" style:font-size-complex="15pt"/>
    </style:style>
    <style:style style:name="P4" style:family="paragraph" style:parent-style-name="Standard">
      <style:paragraph-properties fo:text-align="center" style:justify-single-word="false"/>
      <style:text-properties fo:font-size="15pt" officeooo:rsid="001aa960" officeooo:paragraph-rsid="001aa960" style:font-size-asian="13.1000003814697pt" style:font-size-complex="15pt"/>
    </style:style>
    <style:style style:name="P5" style:family="paragraph" style:parent-style-name="Standard">
      <style:paragraph-properties fo:text-align="start" style:justify-single-word="false"/>
      <style:text-properties fo:font-size="14pt" fo:font-weight="bold" officeooo:rsid="0012c6f5" officeooo:paragraph-rsid="0012c6f5"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8b9f0" officeooo:paragraph-rsid="0018b9f0" style:font-size-asian="12.25pt" style:font-weight-asian="bold" style:font-size-complex="14pt" style:font-weight-complex="bold"/>
    </style:style>
    <style:style style:name="P7" style:family="paragraph" style:parent-style-name="Standard" style:list-style-name="L1">
      <style:paragraph-properties fo:text-align="start" style:justify-single-word="false"/>
      <style:text-properties fo:font-size="14pt" fo:font-weight="bold" officeooo:rsid="0018b9f0" officeooo:paragraph-rsid="0018b9f0" style:font-size-asian="12.25pt" style:font-weight-asian="bold" style:font-size-complex="14pt" style:font-weight-complex="bold"/>
    </style:style>
    <style:style style:name="P8" style:family="paragraph" style:parent-style-name="Standard" style:list-style-name="L1">
      <style:paragraph-properties fo:text-align="start" style:justify-single-word="false"/>
      <style:text-properties fo:font-size="14pt" fo:font-weight="bold" officeooo:rsid="0018b9f0" officeooo:paragraph-rsid="001c308e" style:font-size-asian="12.25pt" style:font-weight-asian="bold" style:font-size-complex="14pt" style:font-weight-complex="bold"/>
    </style:style>
    <style:style style:name="P9" style:family="paragraph" style:parent-style-name="Standard" style:list-style-name="L1">
      <style:paragraph-properties fo:text-align="start" style:justify-single-word="false"/>
      <style:text-properties fo:font-size="14pt" fo:font-weight="bold" officeooo:rsid="001aa960" officeooo:paragraph-rsid="001c308e"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1aa960" officeooo:paragraph-rsid="001aa960" style:font-size-asian="12.25pt" style:font-weight-asian="bold" style:font-size-complex="14pt" style:font-weight-complex="bold"/>
    </style:style>
    <style:style style:name="P11" style:family="paragraph" style:parent-style-name="Standard" style:list-style-name="L4">
      <style:paragraph-properties fo:text-align="start" style:justify-single-word="false"/>
      <style:text-properties fo:font-size="14pt" fo:font-weight="bold" officeooo:rsid="001aa960" officeooo:paragraph-rsid="001aa960" style:font-size-asian="12.25pt" style:font-weight-asian="bold" style:font-size-complex="14pt" style:font-weight-complex="bold"/>
    </style:style>
    <style:style style:name="P12" style:family="paragraph" style:parent-style-name="Standard" style:list-style-name="L4">
      <style:paragraph-properties fo:text-align="start" style:justify-single-word="false"/>
      <style:text-properties fo:font-size="14pt" fo:font-weight="bold" officeooo:rsid="001c308e" officeooo:paragraph-rsid="001c308e"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normal" officeooo:rsid="0012c6f5" officeooo:paragraph-rsid="0012c6f5"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18b9f0" officeooo:paragraph-rsid="0018b9f0"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1aa960" officeooo:paragraph-rsid="001aa960" style:font-size-asian="12.25pt" style:font-weight-asian="normal" style:font-size-complex="14pt" style:font-weight-complex="normal"/>
    </style:style>
    <style:style style:name="P16" style:family="paragraph" style:parent-style-name="Standard" style:list-style-name="L3">
      <style:paragraph-properties fo:text-align="start" style:justify-single-word="false"/>
      <style:text-properties fo:font-size="14pt" fo:font-weight="normal" officeooo:rsid="001aa960" officeooo:paragraph-rsid="001aa960"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8pt" fo:font-weight="bold" officeooo:rsid="0012c6f5" officeooo:paragraph-rsid="0012c6f5" style:font-size-asian="18pt" style:font-weight-asian="bold" style:font-size-complex="18pt" style:font-weight-complex="bold"/>
    </style:style>
    <style:style style:name="P18" style:family="paragraph" style:parent-style-name="Standard">
      <style:paragraph-properties fo:text-align="start" style:justify-single-word="false"/>
      <style:text-properties fo:font-size="18pt" fo:font-weight="bold" officeooo:rsid="0018b9f0" officeooo:paragraph-rsid="0018b9f0" style:font-size-asian="18pt" style:font-weight-asian="bold" style:font-size-complex="18pt" style:font-weight-complex="bold"/>
    </style:style>
    <style:style style:name="P19" style:family="paragraph" style:parent-style-name="Standard">
      <style:paragraph-properties fo:text-align="start" style:justify-single-word="false"/>
      <style:text-properties fo:font-size="18pt" fo:font-weight="bold" officeooo:rsid="001aa960" officeooo:paragraph-rsid="001aa960" style:font-size-asian="18pt" style:font-weight-asian="bold" style:font-size-complex="18pt" style:font-weight-complex="bold"/>
    </style:style>
    <style:style style:name="P20" style:family="paragraph" style:parent-style-name="Standard">
      <style:paragraph-properties fo:text-align="start" style:justify-single-word="false"/>
      <style:text-properties fo:font-size="18pt" fo:font-weight="bold" officeooo:rsid="0018b9f0" officeooo:paragraph-rsid="0018b9f0" style:font-size-asian="15.75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8b9f0" style:font-weight-asian="normal" style:font-weight-complex="normal"/>
    </style:style>
    <style:style style:name="T3" style:family="text">
      <style:text-properties fo:font-weight="normal" officeooo:rsid="001aa960" style:font-weight-asian="normal" style:font-weight-complex="normal"/>
    </style:style>
    <style:style style:name="T4" style:family="text">
      <style:text-properties fo:font-weight="normal" officeooo:rsid="001c308e" style:font-weight-asian="normal" style:font-weight-complex="normal"/>
    </style:style>
    <style:style style:name="T5" style:family="text">
      <style:text-properties officeooo:rsid="00154063"/>
    </style:style>
    <style:style style:name="T6" style:family="text">
      <style:text-properties officeooo:rsid="0017087f"/>
    </style:style>
    <style:style style:name="T7" style:family="text">
      <style:text-properties officeooo:rsid="0018b9f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Wi-Fi firmware for ESP32</text:p>
      <text:p text:style-name="P1"/>
      <text:p text:style-name="P3">Rafael Conceição, nº 41486, e-mail: A41486@alunos.isel.pt, tel.: 967568496</text:p>
      <text:p text:style-name="P3">Eduardo Tavares, nº 49454, e-mail: A49454@alunos.isel.pt, tel.: 912400426</text:p>
      <text:p text:style-name="P3"/>
      <text:p text:style-name="P3">Advisors:</text:p>
      <text:p text:style-name="P3">Diego Passos, e-mail: <text:a xlink:type="simple" xlink:href="mailto:diego.passos@isel.pt" text:style-name="Internet_20_link" text:visited-style-name="Visited_20_Internet_20_Link">diego.passos@isel.pt</text:a></text:p>
      <text:p text:style-name="P3">Fernanda Passos, e-mail: <text:a xlink:type="simple" xlink:href="mailto:fernanda.passos@isel.pt" text:style-name="Internet_20_link" text:visited-style-name="Visited_20_Internet_20_Link">fernanda.passos@isel.pt</text:a></text:p>
      <text:p text:style-name="P3"/>
      <text:p text:style-name="P4">March 2025</text:p>
      <text:p text:style-name="P3"/>
      <text:p text:style-name="P2"/>
      <text:p text:style-name="P17">Intr<text:span text:style-name="T5">o</text:span>duction</text:p>
      <text:p text:style-name="P13"/>
      <text:p text:style-name="P13"><text:tab/><text:span text:style-name="T6">There has been an increase in the density of wireless networks caused by the increase of mobile devices, sensors, and actuators. Due to these there is a necessity to be able to test new technics and protocols for such environments, which can be quite costly.</text:span></text:p>
      <text:p text:style-name="P13"><text:tab/><text:span text:style-name="T6">This project will try to address this by creating a low cost platform to allow developers to experiment in high density wireless areas. The hardware used in this project is fairly limited, not being able to match any standard already defined on IEEE 802.11, due to frequency and modulation of the signals required. Despite such limitations, our project’s implementation will still serve as a base for the spirit of wi-fi, </text:span><text:span text:style-name="T7">which can be used to test the efficacy of various related technics, with variations on the error rate an throughput derived from the hardware limitations mentioned before.</text:span></text:p>
      <text:p text:style-name="P17"><text:span text:style-name="T1"/></text:p>
      <text:p text:style-name="P17">Tools</text:p>
      <text:p text:style-name="P5"><text:span text:style-name="T1"/></text:p>
      <text:p text:style-name="P5"><text:span text:style-name="T1"><text:tab/>For this project we will use Arduino IDE as the development environment, an ESP32 board, and a C1101 as a radio. We will use the library provided by the advisors which will provide the drivers for the radio.</text:span></text:p>
      <text:p text:style-name="P5"><text:span text:style-name="T1"><text:tab/>The programming language used for this project will be C </text:span><text:span text:style-name="T2">and C++</text:span><text:span text:style-name="T1">.</text:span></text:p>
      <text:p text:style-name="P5"><text:span text:style-name="T1"/></text:p>
      <text:p text:style-name="P20">Requirements</text:p>
      <text:p text:style-name="P14"/>
      <text:p text:style-name="P6">Mandatory:</text:p>
      <text:list text:style-name="L1">
        <text:list-item>
          <text:p text:style-name="P7"><text:span text:style-name="T4">Implementation of </text:span><text:span text:style-name="T3">IEEE 802.11 </text:span><text:span text:style-name="T1">C</text:span><text:span text:style-name="T3">SMA/CA</text:span></text:p>
        </text:list-item>
        <text:list-item>
          <text:p text:style-name="P9"><text:span text:style-name="T4">Implementation of </text:span><text:span text:style-name="T1">IEEE 802.11 RTS/CTS</text:span></text:p>
        </text:list-item>
        <text:list-item>
          <text:p text:style-name="P9"><text:span text:style-name="T4">Implementation of </text:span><text:span text:style-name="T1">IEEE 802.11 NAV</text:span></text:p>
        </text:list-item>
        <text:list-item>
          <text:p text:style-name="P8"><text:soft-page-break/><text:span text:style-name="T4">Implementation of </text:span><text:span text:style-name="T3">IEEE 802.11 backoff exponential</text:span></text:p>
        </text:list-item>
        <text:list-item>
          <text:p text:style-name="P9"><text:span text:style-name="T4">Implementation of </text:span><text:span text:style-name="T1">RSSI</text:span></text:p>
        </text:list-item>
        <text:list-item>
          <text:p text:style-name="P9"><text:span text:style-name="T4">Implementation of a</text:span><text:span text:style-name="T1"> traffic generation module</text:span></text:p>
        </text:list-item>
      </text:list>
      <text:p text:style-name="P10">Optional:</text:p>
      <text:list text:style-name="L3">
        <text:list-item>
          <text:p text:style-name="P16">An application that allows for more fined tuned configuration of the nodes.</text:p>
        </text:list-item>
      </text:list>
      <text:p text:style-name="P15"/>
      <text:p text:style-name="P19">Milestones</text:p>
      <text:p text:style-name="P10"><text:span text:style-name="T1"/></text:p>
      <text:list text:style-name="L4">
        <text:list-item>
          <text:p text:style-name="P11"><text:span text:style-name="T1">10/3 – Deliver the project proposal</text:span></text:p>
        </text:list-item>
        <text:list-item>
          <text:p text:style-name="P11"><text:span text:style-name="T1">28/4 – Progress report</text:span></text:p>
        </text:list-item>
        <text:list-item>
          <text:p text:style-name="P11"><text:span text:style-name="T1">2/6 – Beta delivery with preliminary report</text:span></text:p>
        </text:list-item>
        <text:list-item>
          <text:p text:style-name="P12"><text:span text:style-name="T1">12/7 – Final delivery with final report, and presentation</text:span></text:p>
        </text:list-item>
      </text:list>
      <text:p text:style-name="P5"><text:span text:style-name="T1"/></text:p>
      <text:p text:style-name="P18">References</text:p>
      <text:p text:style-name="P14"><text:tab/>[1] "Tecnologias de Redes Sem Fio". RNP/ESR, 2016 (available at: <text:a xlink:type="simple" xlink:href="https://www.scribd.com/document/388714941/Tecnologias-de-redes-sem-fio-pdf" text:style-name="Internet_20_link" text:visited-style-name="Visited_20_Internet_20_Link">https://www.scribd.com/document/388714941/Tecnologias-de-redes-sem-fio-pdf</text:a>)</text:p>
      <text:p text:style-name="P14"/>
      <text:p text:style-name="P14"><text:tab/>[2]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5T12:52:49.946970882</meta:creation-date>
    <dc:date>2025-03-05T13:50:03.092699331</dc:date>
    <meta:editing-duration>PT12M43S</meta:editing-duration>
    <meta:editing-cycles>3</meta:editing-cycles>
    <meta:generator>LibreOffice/24.2.7.2$Linux_X86_64 LibreOffice_project/420$Build-2</meta:generator>
    <meta:document-statistic meta:table-count="0" meta:image-count="0" meta:object-count="0" meta:page-count="2" meta:paragraph-count="31" meta:word-count="317" meta:character-count="2087" meta:non-whitespace-character-count="1801"/>
  </office:meta>
</office:document-meta>
</file>